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Basic HTML Tags</text:title></text:p>
      <text:p text:style-name="OrgTitle"/>
      <text:p text:style-name="OrgSubtitle"><text:initial-creator>The NEXUS, SJCET</text:initial-creator></text:p>
      <text:p text:style-name="OrgSubtitle"/>
      <text:h text:style-name="Heading_20_1_unnumbered" text:outline-level="1" text:is-list-header="true">
<text:bookmark-start text:name="OrgXref.org1d0855f"/>
<text:bookmark text:name="org1d0855f"/>Basic HTML Structure
<text:bookmark-end text:name="OrgXref.org1d0855f"/></text:h>
      <text:p text:style-name="OrgSrcBlock"><text:span text:style-name="OrgSrcFontLockStringFace">&lt;</text:span><text:span text:style-name="OrgSrcFontLockStringFace">!DOCTYPE<text:s/>html</text:span><text:span text:style-name="OrgSrcFontLockStringFace">&gt;</text:span></text:p>
      <text:p text:style-name="OrgSrcBlock">&lt;<text:span text:style-name="OrgSrcFontLockFunctionNameFace">html</text:span>&gt;</text:p>
      <text:p text:style-name="OrgSrcBlock">&lt;<text:span text:style-name="OrgSrcFontLockFunctionNameFace">head</text:span>&gt;</text:p>
      <text:p text:style-name="OrgSrcBlock">&lt;<text:span text:style-name="OrgSrcFontLockFunctionNameFace">title</text:span>&gt;<text:span text:style-name="OrgSrcBold">website<text:s/>title</text:span>&lt;/<text:span text:style-name="OrgSrcFontLockFunctionNameFace">title</text:span>&gt;</text:p>
      <text:p text:style-name="OrgSrcBlock">&lt;/<text:span text:style-name="OrgSrcFontLockFunctionNameFace">head</text:span>&gt;</text:p>
      <text:p text:style-name="OrgSrcBlock">&lt;<text:span text:style-name="OrgSrcFontLockFunctionNameFace">meta</text:span><text:s/><text:span text:style-name="OrgSrcFontLockVariableNameFace">charset</text:span>=<text:span text:style-name="OrgSrcFontLockStringFace">"utf-8"</text:span>&gt;</text:p>
      <text:p text:style-name="OrgSrcBlock">&lt;<text:span text:style-name="OrgSrcFontLockFunctionNameFace">body</text:span>&gt;</text:p>
      <text:p text:style-name="OrgSrcBlock">content<text:s/>of<text:s/>website<text:s/>...</text:p>
      <text:p text:style-name="OrgSrcBlock">&lt;/<text:span text:style-name="OrgSrcFontLockFunctionNameFace">body</text:span>&gt;</text:p>
      <text:p text:style-name="OrgSrcBlockLastLine">&lt;/<text:span text:style-name="OrgSrcFontLockFunctionNameFace">html</text:span>&gt;</text:p>
      <text:p text:style-name="OrgSrcBlockLastLine"><text:span text:style-name="OrgSrcFontLockStringFace">&lt;</text:span><text:span text:style-name="OrgSrcFontLockStringFace">!DOCTYPE<text:s/>html</text:span><text:span text:style-name="OrgSrcFontLockStringFace">&gt;</text:span></text:p>
      <text:p text:style-name="Text_20_body">This is what every website should start with. This line basically tells your browser (the thing you use to browse the web) that the website is using the latest version of HTML, HTML5.
</text:p>
      <text:p text:style-name="OrgSrcBlockLastLine">&lt;<text:span text:style-name="OrgSrcFontLockFunctionNameFace">html</text:span>&gt;</text:p>
      <text:p text:style-name="Text_20_body">This is the starting html tag.
</text:p>
      <text:p text:style-name="Text_20_body">You now may be wondering what 'tags' are. In their simplest form, tags tell the browser what to do with the stuff inside of them.
</text:p>
      <text:p text:style-name="Text_20_body">If you take a took at the last line of code, you'll see the ending html tag. You can tell it's the ending tag because it has a forward slash before the name of the tag.
</text:p>
      <text:p text:style-name="Text_20_body">Everything between the starting and ending tags is affected by them. In this case, html tags tell the browser that whatever is inside of them should be part of the website.
</text:p>
      <text:p text:style-name="OrgSrcBlockLastLine">&lt;<text:span text:style-name="OrgSrcFontLockFunctionNameFace">head</text:span>&gt;</text:p>
      <text:p text:style-name="Text_20_body">More tags! Yes, you can have tags inside of tags.
</text:p>
      <text:p text:style-name="Text_20_body">The head tag can contain a lot of stuff like styles and scripts, but in this example it contains two things. Let's take a look at them! Sidenote: you can't see anything in the head tags.
</text:p>
      <text:p text:style-name="OrgSrcBlockLastLine">&lt;<text:span text:style-name="OrgSrcFontLockFunctionNameFace">meta</text:span><text:s/><text:span text:style-name="OrgSrcFontLockVariableNameFace">charset</text:span>=<text:span text:style-name="OrgSrcFontLockStringFace">"utf-8"</text:span>&gt;</text:p>
      <text:p text:style-name="Text_20_body">All this scary looking line does is tell the browser which character set you want to use. Basically, by adding this line, you get more characters. Hooray! Sidenote: meta tags don't need to be ended.
</text:p>
      <text:p text:style-name="OrgSrcBlockLastLine">&lt;<text:span text:style-name="OrgSrcFontLockFunctionNameFace">title</text:span>&gt;<text:span text:style-name="OrgSrcBold">Project2<text:s/>Tutorials</text:span>&lt;/<text:span text:style-name="OrgSrcFontLockFunctionNameFace">title</text:span>&gt;</text:p>
      <text:p text:style-name="Text_20_body">Yes, you can have the starting and ending tags on the same line, which is very useful if you don't have much stuff in them, like here!
</text:p>
      <text:p text:style-name="Text_20_body">The title tag tells the browser what to put in the tabs at the top, or the title of the browser window. In this case, it would put Project2 Tutorials in the tab.
</text:p>
      <text:p text:style-name="OrgSrcBlockLastLine">&lt;<text:span text:style-name="OrgSrcFontLockFunctionNameFace">body</text:span>&gt;</text:p>
      <text:p text:style-name="Text_20_body">The body 
tag contains all the stuff that you can see on the website, such as text, images, and links. In this example, we only have one thing inside the body tags.
</text:p>
      <text:p text:style-name="OrgSrcBlockLastLine">&lt;<text:span text:style-name="OrgSrcFontLockFunctionNameFace">h1</text:span>&gt;<text:span text:style-name="OrgSrcBold">Welcome!</text:span>&lt;/<text:span text:style-name="OrgSrcFontLockFunctionNameFace">h1</text:span>&gt;</text:p>
      <text:p text:style-name="Text_20_body">The h1 tag makes all the text inside of it big and bold! In this case, the word 'welcome' is that text.
</text:p>
      <text:h text:style-name="Heading_20_1_unnumbered" text:outline-level="1" text:is-list-header="true">
<text:bookmark-start text:name="OrgXref.orgdd5758e"/>
<text:bookmark text:name="orgdd5758e"/>Common Tags
<text:bookmark-end text:name="OrgXref.orgdd5758e"/></text:h>
      <text:p text:style-name="OrgSrcBlock">-<text:s/><text:s/>&lt;<text:span text:style-name="OrgSrcFontLockFunctionNameFace">h</text:span>?&gt;<text:s/>heading<text:s/>&lt;/<text:span text:style-name="OrgSrcFontLockFunctionNameFace">h</text:span>?&gt;<text:tab/><text:s/><text:s/><text:s/><text:s/><text:s/><text:s/><text:s/><text:s/><text:s/><text:s/><text:s/><text:s/><text:s/><text:s/><text:s/><text:s/>Heading<text:s/>(h1<text:s/>for<text:s/>largest<text:s/>to<text:s/>h6<text:s/>for<text:s/>smallest)</text:p>
      <text:p text:style-name="OrgSrcBlock">-<text:s/><text:s/>&lt;<text:span text:style-name="OrgSrcFontLockFunctionNameFace">p</text:span>&gt;<text:s/>paragraph<text:s/>&lt;/<text:span text:style-name="OrgSrcFontLockFunctionNameFace">p</text:span>&gt;<text:tab/><text:s/><text:s/><text:s/><text:s/><text:s/><text:s/><text:s/><text:s/><text:s/><text:s/><text:s/><text:s/><text:s/><text:s/><text:s/><text:s/>Paragraph<text:s/>of<text:s/>Text</text:p>
      <text:p text:style-name="OrgSrcBlock">-<text:s/><text:s/>&lt;<text:span text:style-name="OrgSrcFontLockFunctionNameFace">b</text:span>&gt;<text:span text:style-name="OrgSrcBold"><text:s/>bold<text:s/></text:span>&lt;/<text:span text:style-name="OrgSrcFontLockFunctionNameFace">b</text:span>&gt;<text:tab/><text:s/><text:s/><text:s/><text:s/><text:s/><text:s/><text:s/><text:s/><text:s/><text:s/><text:s/><text:s/><text:s/><text:s/><text:s/><text:s/>Make<text:s/>text<text:s/>between<text:s/>tags<text:s/>bold</text:p>
      <text:p text:style-name="OrgSrcBlock">-<text:s/><text:s/>&lt;<text:span text:style-name="OrgSrcFontLockFunctionNameFace">i</text:span>&gt;<text:span text:style-name="OrgSrcItalic"><text:s/>italic<text:s/></text:span>&lt;/<text:span text:style-name="OrgSrcFontLockFunctionNameFace">i</text:span>&gt;<text:tab/><text:s/><text:s/><text:s/><text:s/><text:s/><text:s/><text:s/><text:s/><text:s/><text:s/><text:s/><text:s/><text:s/><text:s/><text:s/><text:s/>Make<text:s/>text<text:s/>between<text:s/>tags<text:s/>italic</text:p>
      <text:p text:style-name="OrgSrcBlock">-<text:s/><text:s/>&lt;<text:span text:style-name="OrgSrcFontLockFunctionNameFace">a</text:span><text:s/><text:span text:style-name="OrgSrcFontLockVariableNameFace">href</text:span>=<text:span text:style-name="OrgSrcFontLockStringFace">"url"</text:span>&gt;<text:s/>link<text:s/>name<text:s/>&lt;/<text:span text:style-name="OrgSrcFontLockFunctionNameFace">a</text:span>&gt;<text:s/><text:s/><text:s/><text:s/><text:s/><text:s/><text:s/><text:s/>Create<text:s/>a<text:s/>link<text:s/>to<text:s/>another<text:s/>page<text:s/>or<text:s/>website</text:p>
      <text:p text:style-name="OrgSrcBlock">-<text:s/><text:s/>&lt;<text:span text:style-name="OrgSrcFontLockFunctionNameFace">div</text:span>&gt;<text:s/>...<text:s/>&lt;/<text:span text:style-name="OrgSrcFontLockFunctionNameFace">div</text:span>&gt;<text:tab/><text:s/><text:s/><text:s/><text:s/><text:s/><text:s/><text:s/><text:s/><text:s/><text:s/><text:s/><text:s/><text:s/><text:s/><text:s/><text:s/>Divide<text:s/>up<text:s/>page<text:s/>content<text:s/>into<text:s/>sections,<text:s/>and<text:s/>applying<text:s/>styles</text:p>
      <text:p text:style-name="OrgSrcBlock">-<text:s/><text:s/>&lt;<text:span text:style-name="OrgSrcFontLockFunctionNameFace">img</text:span><text:s/><text:span text:style-name="OrgSrcFontLockVariableNameFace">src</text:span>=<text:span text:style-name="OrgSrcFontLockStringFace">"filename.jpg"</text:span>&gt;<text:s/><text:tab/><text:s/><text:s/><text:s/><text:s/><text:s/><text:s/><text:s/><text:s/>Show<text:s/>an<text:s/>image</text:p>
      <text:p text:style-name="OrgSrcBlock">-<text:s/><text:s/>&lt;<text:span text:style-name="OrgSrcFontLockFunctionNameFace">ul</text:span>&gt;<text:s/>&lt;<text:span text:style-name="OrgSrcFontLockFunctionNameFace">li</text:span>&gt;<text:s/>list<text:s/>&lt;/<text:span text:style-name="OrgSrcFontLockFunctionNameFace">li</text:span>&gt;<text:s/>&lt;/<text:span text:style-name="OrgSrcFontLockFunctionNameFace">ul</text:span>&gt;<text:tab/><text:s/><text:s/><text:s/><text:s/><text:s/><text:s/><text:s/><text:s/>Unordered,<text:s/>bullet-point<text:s/>list</text:p>
      <text:p text:style-name="OrgSrcBlock">-<text:s/><text:s/>&lt;<text:span text:style-name="OrgSrcFontLockFunctionNameFace">br</text:span>&gt;<text:s/><text:tab/><text:s/><text:s/><text:s/><text:s/><text:s/><text:s/><text:s/><text:s/><text:s/><text:s/><text:s/><text:s/><text:s/><text:s/><text:s/><text:s/><text:s/><text:s/><text:s/><text:s/><text:s/><text:s/><text:s/><text:s/>Line<text:s/>Break<text:s/>(force<text:s/>a<text:s/>new<text:s/>line)</text:p>
      <text:p text:style-name="OrgSrcBlockLastLine">-<text:s/><text:s/>&lt;<text:span text:style-name="OrgSrcFontLockFunctionNameFace">span</text:span><text:s/><text:span text:style-name="OrgSrcFontLockVariableNameFace">style</text:span>=<text:span text:style-name="OrgSrcFontLockStringFace">"color:red"</text:span>&gt;<text:s/>red<text:s/>&lt;/<text:span text:style-name="OrgSrcFontLockFunctionNameFace">span</text:span>&gt;<text:s/>Use<text:s/>CSS<text:s/>style<text:s/>to<text:s/>change<text:s/>text<text:s/>colour</text:p>
      <text:h text:style-name="Heading_20_1_unnumbered" text:outline-level="1" text:is-list-header="true">
<text:bookmark-start text:name="OrgXref.orgedd0e9f"/>
<text:bookmark text:name="orgedd0e9f"/>Text Formatting
<text:bookmark-end text:name="OrgXref.orgedd0e9f"/></text:h>
      <text:p text:style-name="OrgSrcBlock">&lt;<text:span text:style-name="OrgSrcFontLockFunctionNameFace">h</text:span>?&gt;<text:s/>...<text:s/>&lt;/<text:span text:style-name="OrgSrcFontLockFunctionNameFace">h</text:span>?&gt;<text:s/><text:s/><text:s/><text:s/><text:s/><text:s/><text:s/><text:s/><text:s/><text:s/><text:s/><text:s/><text:s/><text:s/><text:s/><text:s/><text:s/><text:s/><text:s/><text:s/><text:s/><text:s/><text:s/><text:s/>Heading<text:s/>(?=<text:s/>1<text:s/>for<text:s/>largest<text:s/>to<text:s/>6<text:s/>for<text:s/>smallest,<text:s/>eg<text:s/>h1)</text:p>
      <text:p text:style-name="OrgSrcBlock">&lt;<text:span text:style-name="OrgSrcFontLockFunctionNameFace">b</text:span>&gt;<text:span text:style-name="OrgSrcBold"><text:s/>...<text:s/></text:span>&lt;/<text:span text:style-name="OrgSrcFontLockFunctionNameFace">b</text:span>&gt;<text:s/><text:s/><text:s/><text:s/><text:s/><text:s/><text:s/><text:s/><text:s/><text:s/><text:s/><text:s/><text:s/><text:s/><text:s/><text:s/><text:s/><text:s/><text:s/><text:s/><text:s/><text:s/><text:s/><text:s/><text:s/><text:s/>Bold<text:s/>Text</text:p>
      <text:p text:style-name="OrgSrcBlock">&lt;<text:span text:style-name="OrgSrcFontLockFunctionNameFace">i</text:span>&gt;<text:span text:style-name="OrgSrcItalic"><text:s/>...<text:s/></text:span>&lt;/<text:span text:style-name="OrgSrcFontLockFunctionNameFace">i</text:span>&gt;<text:s/><text:s/><text:s/><text:s/><text:s/><text:s/><text:s/><text:s/><text:s/><text:s/><text:s/><text:s/><text:s/><text:s/><text:s/><text:s/><text:s/><text:s/><text:s/><text:s/><text:s/><text:s/><text:s/><text:s/><text:s/><text:s/>Italic<text:s/>Text</text:p>
      <text:p text:style-name="OrgSrcBlock">&lt;<text:span text:style-name="OrgSrcFontLockFunctionNameFace">u</text:span>&gt;<text:span text:style-name="OrgSrcUnderline"><text:s/>...<text:s/></text:span>&lt;/<text:span text:style-name="OrgSrcFontLockFunctionNameFace">u</text:span>&gt;<text:s/><text:s/><text:s/><text:s/><text:s/><text:s/><text:s/><text:s/><text:s/><text:s/><text:s/><text:s/><text:s/><text:s/><text:s/><text:s/><text:s/><text:s/><text:s/><text:s/><text:s/><text:s/><text:s/><text:s/><text:s/><text:s/>Underline<text:s/>Text</text:p>
      <text:p text:style-name="OrgSrcBlock">&lt;<text:span text:style-name="OrgSrcFontLockFunctionNameFace">strike</text:span>&gt;<text:s/>...<text:s/>&lt;/<text:span text:style-name="OrgSrcFontLockFunctionNameFace">strike</text:span>&gt;<text:s/><text:s/><text:s/><text:s/><text:s/><text:s/><text:s/><text:s/><text:s/><text:s/><text:s/><text:s/><text:s/><text:s/><text:s/><text:s/>Strikeout</text:p>
      <text:p text:style-name="OrgSrcBlock">&lt;<text:span text:style-name="OrgSrcFontLockFunctionNameFace">sup</text:span>&gt;<text:s/>...<text:s/>&lt;/<text:span text:style-name="OrgSrcFontLockFunctionNameFace">sup</text:span>&gt;<text:s/><text:s/><text:s/><text:s/><text:s/><text:s/><text:s/><text:s/><text:s/><text:s/><text:s/><text:s/><text:s/><text:s/><text:s/><text:s/><text:s/><text:s/><text:s/><text:s/><text:s/><text:s/>Superscript<text:s/>-<text:s/>Smaller<text:s/>text<text:s/>placed<text:s/>below<text:s/>normal<text:s/>text</text:p>
      <text:p text:style-name="OrgSrcBlock">&lt;<text:span text:style-name="OrgSrcFontLockFunctionNameFace">sub</text:span>&gt;<text:s/>...<text:s/>&lt;/<text:span text:style-name="OrgSrcFontLockFunctionNameFace">sub</text:span>&gt;<text:s/><text:s/><text:s/><text:s/><text:s/><text:s/><text:s/><text:s/><text:s/><text:s/><text:s/><text:s/><text:s/><text:s/><text:s/><text:s/><text:s/><text:s/><text:s/><text:s/><text:s/><text:s/>Subscript<text:s/>-<text:s/>Smaller<text:s/>text<text:s/>placed<text:s/>below<text:s/>normal<text:s/>text</text:p>
      <text:p text:style-name="OrgSrcBlock">&lt;<text:span text:style-name="OrgSrcFontLockFunctionNameFace">small</text:span>&gt;<text:span text:style-name="OrgSrcDefault"><text:s/>...<text:s/></text:span>&lt;/<text:span text:style-name="OrgSrcFontLockFunctionNameFace">small</text:span>&gt;<text:s/><text:s/><text:s/><text:s/><text:s/><text:s/><text:s/><text:s/><text:s/><text:s/><text:s/><text:s/><text:s/><text:s/><text:s/><text:s/><text:s/><text:s/>Small<text:s/>-<text:s/>Fineprint<text:s/>size<text:s/>text</text:p>
      <text:p text:style-name="OrgSrcBlock">&lt;<text:span text:style-name="OrgSrcFontLockFunctionNameFace">tt</text:span>&gt;<text:span text:style-name="OrgSrcDefault"><text:s/>...<text:s/></text:span>&lt;/<text:span text:style-name="OrgSrcFontLockFunctionNameFace">tt</text:span>&gt;<text:s/><text:s/><text:s/><text:s/><text:s/><text:s/><text:s/><text:s/><text:s/><text:s/><text:s/><text:s/><text:s/><text:s/><text:s/><text:s/><text:s/><text:s/><text:s/><text:s/><text:s/><text:s/><text:s/><text:s/>Typewriter<text:s/>Text</text:p>
      <text:p text:style-name="OrgSrcBlock">&lt;<text:span text:style-name="OrgSrcFontLockFunctionNameFace">pre</text:span>&gt;<text:s/>...<text:s/>&lt;/<text:span text:style-name="OrgSrcFontLockFunctionNameFace">pre</text:span>&gt;<text:s/><text:s/><text:s/><text:s/><text:s/><text:s/><text:s/><text:s/><text:s/><text:s/><text:s/><text:s/><text:s/><text:s/><text:s/><text:s/><text:s/><text:s/><text:s/><text:s/><text:s/><text:s/>Pre-formatted<text:s/>Text</text:p>
      <text:p text:style-name="OrgSrcBlock">&lt;<text:span text:style-name="OrgSrcFontLockFunctionNameFace">blockquote</text:span>&gt;<text:s/>...<text:s/>&lt;/<text:span text:style-name="OrgSrcFontLockFunctionNameFace">blockquote</text:span>&gt;<text:s/><text:s/><text:s/><text:s/><text:s/><text:s/><text:s/><text:s/>Text<text:s/>Block<text:s/>Quote</text:p>
      <text:p text:style-name="OrgSrcBlock">&lt;<text:span text:style-name="OrgSrcFontLockFunctionNameFace">strong</text:span>&gt;<text:span text:style-name="OrgSrcBold"><text:s/>...<text:s/></text:span>&lt;/<text:span text:style-name="OrgSrcFontLockFunctionNameFace">strong</text:span>&gt;<text:s/><text:s/><text:s/><text:s/><text:s/><text:s/><text:s/><text:s/><text:s/><text:s/><text:s/><text:s/><text:s/><text:s/><text:s/><text:s/>Strong<text:s/>-<text:s/>Shown<text:s/>as<text:s/>Bold<text:s/>in<text:s/>most<text:s/>browsers</text:p>
      <text:p text:style-name="OrgSrcBlock">&lt;<text:span text:style-name="OrgSrcFontLockFunctionNameFace">em</text:span>&gt;<text:span text:style-name="OrgSrcItalic"><text:s/>...<text:s/></text:span>&lt;/<text:span text:style-name="OrgSrcFontLockFunctionNameFace">em</text:span>&gt;<text:s/><text:s/><text:s/><text:s/><text:s/><text:s/><text:s/><text:s/><text:s/><text:s/><text:s/><text:s/><text:s/><text:s/><text:s/><text:s/><text:s/><text:s/><text:s/><text:s/><text:s/><text:s/><text:s/><text:s/>Emphasis<text:s/>-<text:s/>Shown<text:s/>as<text:s/>Italics<text:s/>in<text:s/>most<text:s/>browsers</text:p>
      <text:p text:style-name="OrgSrcBlockLastLine">&lt;<text:span text:style-name="OrgSrcFontLockFunctionNameFace">font</text:span>&gt;<text:s/>...<text:s/>&lt;/<text:span text:style-name="OrgSrcFontLockFunctionNameFace">font</text:span>&gt;<text:s/><text:s/><text:s/><text:s/><text:s/><text:s/><text:s/><text:s/><text:s/><text:s/><text:s/><text:s/><text:s/><text:s/><text:s/><text:s/><text:s/><text:s/><text:s/><text:s/>Font<text:s/>tag<text:s/>obsolete,<text:s/>use<text:s/>CSS.<text:s/>(*)</text:p>
      <text:h text:style-name="Heading_20_1_unnumbered" text:outline-level="1" text:is-list-header="true">
<text:bookmark-start text:name="OrgXref.org6675654"/>
<text:bookmark text:name="org6675654"/>Section Divisions
<text:bookmark-end text:name="OrgXref.org6675654"/></text:h>
      <text:p text:style-name="OrgSrcBlock">&lt;<text:span text:style-name="OrgSrcFontLockFunctionNameFace">div</text:span>&gt;<text:s/>...<text:s/>&lt;/<text:span text:style-name="OrgSrcFontLockFunctionNameFace">div</text:span>&gt;<text:s/><text:s/><text:s/><text:s/><text:s/><text:s/><text:s/><text:s/><text:s/><text:s/><text:s/><text:s/><text:s/><text:s/><text:tab/>Division<text:s/>or<text:s/>Section<text:s/>of<text:s/>Page<text:s/>Content</text:p>
      <text:p text:style-name="OrgSrcBlock">&lt;<text:span text:style-name="OrgSrcFontLockFunctionNameFace">span</text:span>&gt;<text:s/>...<text:s/>&lt;/<text:span text:style-name="OrgSrcFontLockFunctionNameFace">span</text:span>&gt;<text:s/><text:s/><text:s/><text:s/><text:s/><text:s/><text:s/><text:s/><text:s/><text:s/><text:s/><text:s/><text:tab/>Section<text:s/>of<text:s/>text<text:s/>within<text:s/>other<text:s/>content</text:p>
      <text:p text:style-name="OrgSrcBlock">&lt;<text:span text:style-name="OrgSrcFontLockFunctionNameFace">p</text:span>&gt;<text:s/>...<text:s/>&lt;/<text:span text:style-name="OrgSrcFontLockFunctionNameFace">p</text:span>&gt;<text:s/><text:s/><text:s/><text:s/><text:s/><text:s/><text:s/><text:s/><text:s/><text:s/><text:s/><text:s/><text:s/><text:s/><text:s/><text:s/><text:s/><text:s/><text:s/><text:s/><text:s/><text:s/><text:s/><text:s/><text:s/><text:s/>Paragraph<text:s/>of<text:s/>Text</text:p>
      <text:p text:style-name="OrgSrcBlock">&lt;<text:span text:style-name="OrgSrcFontLockFunctionNameFace">br</text:span>&gt;<text:s/><text:s/><text:s/><text:s/><text:s/><text:s/><text:s/><text:s/><text:s/><text:s/><text:s/><text:s/><text:s/><text:s/><text:s/><text:s/><text:s/><text:s/><text:s/><text:s/><text:s/><text:s/><text:s/><text:s/><text:s/><text:s/><text:s/><text:s/><text:s/><text:s/><text:s/><text:s/><text:s/><text:s/>Line<text:s/>Break</text:p>
      <text:p text:style-name="OrgSrcBlock">&lt;<text:span text:style-name="OrgSrcFontLockFunctionNameFace">hr</text:span>&gt;<text:s/><text:s/><text:s/><text:s/><text:s/><text:s/><text:s/><text:s/><text:s/><text:s/><text:s/><text:s/><text:s/><text:s/><text:s/><text:s/><text:s/><text:s/><text:s/><text:s/><text:s/><text:s/><text:s/><text:s/><text:s/><text:s/><text:tab/>Basic<text:s/>Horizontal<text:s/>Line</text:p>
      <text:p text:style-name="OrgSrcBlockLastLine">&lt;<text:span text:style-name="OrgSrcFontLockFunctionNameFace">hr</text:span>&gt;</text:p>
      <text:h text:style-name="Heading_20_2_unnumbered" text:outline-level="2" text:is-list-header="true">
<text:bookmark-start text:name="OrgXref.org9313a81"/>
<text:bookmark text:name="org9313a81"/>Tag Attributes:
<text:bookmark-end text:name="OrgXref.org9313a81"/></text:h>
      <text:p text:style-name="OrgSrcBlock">size=<text:span text:style-name="OrgSrcFontLockStringFace">"?"</text:span><text:tab/><text:s/><text:s/><text:s/><text:s/><text:s/><text:s/><text:s/><text:s/><text:s/><text:s/><text:s/><text:s/><text:s/><text:s/><text:s/><text:s/><text:s/><text:s/><text:s/><text:s/><text:s/><text:s/><text:s/><text:s/>Line<text:s/>Thickness<text:s/>in<text:s/>pixels</text:p>
      <text:p text:style-name="OrgSrcBlock">width=<text:span text:style-name="OrgSrcFontLockStringFace">"?"</text:span><text:s/><text:s/><text:s/><text:s/><text:s/><text:s/><text:s/><text:s/><text:s/><text:s/><text:s/><text:s/><text:s/><text:s/><text:s/><text:s/><text:s/><text:s/><text:s/><text:s/><text:s/><text:s/><text:s/><text:s/><text:s/><text:s/><text:s/><text:tab/>Line<text:s/>Width<text:s/>in<text:s/>pixels</text:p>
      <text:p text:style-name="OrgSrcBlock">width=<text:span text:style-name="OrgSrcFontLockStringFace">"??%"</text:span><text:s/><text:s/><text:s/><text:s/><text:s/><text:s/><text:s/><text:s/><text:s/><text:s/><text:s/><text:s/><text:s/><text:s/><text:s/><text:s/><text:s/><text:s/><text:s/><text:s/><text:s/><text:s/><text:s/><text:s/><text:tab/>Line<text:s/>Width<text:s/>as<text:s/>a<text:s/>percentage</text:p>
      <text:p text:style-name="OrgSrcBlock">color=<text:span text:style-name="OrgSrcFontLockStringFace">"#??????"</text:span><text:s/><text:s/><text:s/><text:s/><text:s/><text:s/><text:s/><text:s/><text:s/><text:s/><text:s/><text:s/><text:s/><text:s/><text:s/><text:tab/>Line<text:s/>Colour<text:s/>(*)</text:p>
      <text:p text:style-name="OrgSrcBlock">align=<text:span text:style-name="OrgSrcFontLockStringFace">"?"</text:span><text:s/><text:s/><text:s/><text:s/><text:s/><text:s/><text:s/><text:s/><text:s/><text:s/><text:s/><text:s/><text:s/><text:s/><text:s/><text:s/><text:s/><text:s/><text:s/><text:s/><text:tab/>Horizontal<text:s/>Alignment:<text:s/>left,<text:s/>center,<text:s/>right<text:s/>(*)</text:p>
      <text:p text:style-name="OrgSrcBlock">noshade<text:s/><text:s/><text:s/><text:s/><text:s/><text:s/><text:s/><text:s/><text:s/><text:s/><text:s/><text:s/><text:s/><text:s/><text:s/><text:s/><text:s/><text:s/><text:s/><text:s/><text:s/><text:s/><text:tab/>No<text:s/>3D<text:s/>cut-out</text:p>
      <text:p text:style-name="OrgSrcBlockLastLine">&lt;nobr&gt;<text:s/>...<text:s/>&lt;/nobr&gt;<text:s/><text:s/><text:s/><text:s/><text:s/><text:s/><text:s/><text:s/><text:s/><text:s/><text:s/><text:tab/>Line<text:s/>Break</text:p>
      <text:p text:style-name="OrgSrcBlockLastLine"/>
      <text:h text:style-name="Heading_20_1_unnumbered" text:outline-level="1" text:is-list-header="true">
<text:bookmark-start text:name="OrgXref.org8cc0524"/>
<text:bookmark text:name="org8cc0524"/>Images
<text:bookmark-end text:name="OrgXref.org8cc0524"/></text:h>
      <text:p text:style-name="OrgSrcBlock">&lt;<text:span text:style-name="OrgSrcFontLockFunctionNameFace">img</text:span><text:s/><text:span text:style-name="OrgSrcFontLockVariableNameFace">src</text:span>=<text:span text:style-name="OrgSrcFontLockStringFace">"url"</text:span><text:s/><text:span text:style-name="OrgSrcFontLockVariableNameFace">alt</text:span>=<text:span text:style-name="OrgSrcFontLockStringFace">"text"</text:span>&gt;<text:s/><text:tab/><text:s/><text:s/><text:s/><text:s/><text:s/><text:s/><text:s/><text:s/>Basic<text:s/>Image</text:p>
      <text:p text:style-name="OrgSrcBlock">&lt;<text:span text:style-name="OrgSrcFontLockFunctionNameFace">img</text:span>&gt;<text:s/><text:s/><text:s/><text:s/><text:s/><text:s/><text:s/><text:s/><text:s/><text:s/><text:s/><text:s/><text:s/><text:s/><text:s/><text:s/><text:s/><text:s/><text:s/><text:s/><text:s/><text:s/><text:s/><text:s/><text:s/><text:s/><text:s/><text:s/><text:s/><text:s/><text:s/><text:s/><text:s/>Tag<text:s/>Attributes:<text:tab/><text:s/></text:p>
      <text:p text:style-name="OrgSrcBlock"><text:span text:style-name="OrgSrcFontLockVariableNameFace">src</text:span>="url"<text:tab/><text:s/><text:s/><text:s/><text:s/><text:s/><text:s/><text:s/><text:s/><text:s/><text:s/><text:s/><text:s/><text:s/><text:s/><text:s/><text:s/><text:s/><text:s/><text:s/><text:s/><text:s/><text:s/><text:s/><text:s/>URL<text:s/>or<text:s/>filename<text:s/>of<text:s/>image<text:s/>(required!)</text:p>
      <text:p text:style-name="OrgSrcBlock"><text:span text:style-name="OrgSrcFontLockVariableNameFace">alt</text:span>="text"<text:tab/><text:s/><text:s/><text:s/><text:s/><text:s/><text:s/><text:s/><text:s/><text:s/><text:s/><text:s/><text:s/><text:s/><text:s/><text:s/><text:s/><text:s/><text:s/><text:s/><text:s/><text:s/><text:s/><text:s/><text:s/>Alternate<text:s/>Text<text:s/>(required!)</text:p>
      <text:p text:style-name="OrgSrcBlock"><text:span text:style-name="OrgSrcFontLockVariableNameFace">align</text:span>="?"<text:tab/><text:s/><text:s/><text:s/><text:s/><text:s/><text:s/><text:s/><text:s/><text:s/><text:s/><text:s/><text:s/><text:s/><text:s/><text:s/><text:s/><text:s/><text:s/><text:s/><text:s/><text:s/><text:s/><text:s/><text:s/>Image<text:s/>alignment<text:s/>within<text:s/>surrounding<text:s/>text<text:s/>(*)</text:p>
      <text:p text:style-name="OrgSrcBlock"><text:span text:style-name="OrgSrcFontLockVariableNameFace">width</text:span>="??"<text:tab/><text:s/><text:s/><text:s/><text:s/><text:s/><text:s/><text:s/><text:s/><text:s/><text:s/><text:s/><text:s/><text:s/><text:s/><text:s/><text:s/><text:s/><text:s/><text:s/><text:s/><text:s/><text:s/><text:s/><text:s/>Image<text:s/>width<text:s/>(in<text:s/>pixels<text:s/>or<text:s/>%)</text:p>
      <text:p text:style-name="OrgSrcBlock"><text:span text:style-name="OrgSrcFontLockVariableNameFace">height</text:span>="??"<text:tab/><text:s/><text:s/><text:s/><text:s/><text:s/><text:s/><text:s/><text:s/><text:s/><text:s/><text:s/><text:s/><text:s/><text:s/><text:s/><text:s/><text:s/><text:s/><text:s/><text:s/><text:s/><text:s/><text:s/><text:s/>Image<text:s/>height<text:s/>(in<text:s/>pixels<text:s/>or<text:s/>%)</text:p>
      <text:p text:style-name="OrgSrcBlock"><text:span text:style-name="OrgSrcFontLockVariableNameFace">border</text:span>="??"<text:tab/><text:s/><text:s/><text:s/><text:s/><text:s/><text:s/><text:s/><text:s/><text:s/><text:s/><text:s/><text:s/><text:s/><text:s/><text:s/><text:s/><text:s/><text:s/><text:s/><text:s/><text:s/><text:s/><text:s/><text:s/>Border<text:s/>thickness<text:s/>(in<text:s/>pixels)<text:s/>(*)</text:p>
      <text:p text:style-name="OrgSrcBlock"><text:span text:style-name="OrgSrcFontLockVariableNameFace">vspace</text:span>="??"<text:tab/><text:s/><text:s/><text:s/><text:s/><text:s/><text:s/><text:s/><text:s/><text:s/><text:s/><text:s/><text:s/><text:s/><text:s/><text:s/><text:s/><text:s/><text:s/><text:s/><text:s/><text:s/><text:s/><text:s/><text:s/>Space<text:s/>above<text:s/>and<text:s/>below<text:s/>image<text:s/>(in<text:s/>pixels)<text:s/>(*)</text:p>
      <text:p text:style-name="OrgSrcBlockLastLine"><text:span text:style-name="OrgSrcFontLockVariableNameFace">hspace</text:span>="??"<text:tab/><text:s/><text:s/><text:s/><text:s/><text:s/><text:s/><text:s/><text:s/><text:s/><text:s/><text:s/><text:s/><text:s/><text:s/><text:s/><text:s/><text:s/><text:s/><text:s/><text:s/><text:s/><text:s/><text:s/><text:s/>Space<text:s/>on<text:s/>either<text:s/>side<text:s/>of<text:s/>image<text:s/>(in<text:s/>pixels)<text:s/>(*)</text:p>
      <text:h text:style-name="Heading_20_1_unnumbered" text:outline-level="1" text:is-list-header="true">
<text:bookmark-start text:name="OrgXref.org42a625c"/>
<text:bookmark text:name="org42a625c"/>Linking Tags
<text:bookmark-end text:name="OrgXref.org42a625c"/></text:h>
      <text:p text:style-name="OrgSrcBlock">&lt;<text:span text:style-name="OrgSrcFontLockFunctionNameFace">a</text:span><text:s/><text:span text:style-name="OrgSrcFontLockVariableNameFace">href</text:span>=<text:span text:style-name="OrgSrcFontLockStringFace">"url"</text:span>&gt;<text:s/>link<text:s/>text<text:s/>&lt;/<text:span text:style-name="OrgSrcFontLockFunctionNameFace">a</text:span>&gt;<text:tab/><text:s/><text:s/><text:s/><text:s/><text:s/><text:s/><text:s/><text:s/>Basic<text:s/>Link</text:p>
      <text:p text:style-name="OrgSrcBlock">&lt;<text:span text:style-name="OrgSrcFontLockFunctionNameFace">a</text:span>&gt;<text:s/><text:s/><text:s/><text:s/><text:s/><text:s/><text:s/><text:s/><text:s/><text:s/><text:s/><text:s/><text:s/><text:s/><text:s/><text:s/><text:s/><text:s/><text:s/><text:s/><text:s/><text:s/><text:s/><text:s/><text:s/><text:s/><text:s/><text:s/><text:s/><text:s/><text:s/><text:s/><text:s/><text:s/><text:s/>Tag<text:s/>Attributes:<text:tab/><text:s/></text:p>
      <text:p text:style-name="OrgSrcBlock"><text:span text:style-name="OrgSrcFontLockVariableNameFace">href</text:span>="url"<text:tab/><text:tab/><text:s/><text:s/><text:s/><text:s/><text:s/><text:s/><text:s/><text:s/><text:s/><text:s/><text:s/><text:s/><text:s/><text:s/><text:s/><text:s/>Location<text:s/>(url)<text:s/>of<text:s/>page<text:s/>to<text:s/>link<text:s/>to.</text:p>
      <text:p text:style-name="OrgSrcBlock"><text:span text:style-name="OrgSrcFontLockVariableNameFace">name</text:span>="??"<text:tab/><text:tab/><text:s/><text:s/><text:s/><text:s/><text:s/><text:s/><text:s/><text:s/><text:s/><text:s/><text:s/><text:s/><text:s/><text:s/><text:s/><text:s/>Name<text:s/>of<text:s/>link<text:s/>(name<text:s/>of<text:s/>anchor,<text:s/>or<text:s/>name<text:s/>of<text:s/>bookmark)</text:p>
      <text:p text:style-name="OrgSrcBlock"><text:span text:style-name="OrgSrcFontLockVariableNameFace">target</text:span>="?"<text:tab/><text:tab/><text:s/><text:s/><text:s/><text:s/><text:s/><text:s/><text:s/><text:s/><text:s/><text:s/><text:s/><text:s/><text:s/><text:s/><text:s/><text:s/>Link<text:s/>target<text:s/>location:<text:s/>_self,<text:s/>_blank,<text:s/>_top,<text:s/>_parent.</text:p>
      <text:p text:style-name="OrgSrcBlock"><text:span text:style-name="OrgSrcFontLockVariableNameFace">href</text:span>="url#bookmark"<text:tab/><text:tab/><text:s/><text:s/><text:s/><text:s/><text:s/><text:s/><text:s/><text:s/>Link<text:s/>to<text:s/>a<text:s/>bookmark<text:s/>(defined<text:s/>with<text:s/>name<text:s/>attribute).</text:p>
      <text:p text:style-name="OrgSrcBlockLastLine"><text:span text:style-name="OrgSrcFontLockVariableNameFace">href</text:span>="mailto:email"<text:tab/><text:tab/><text:s/><text:s/><text:s/><text:s/><text:s/><text:s/><text:s/><text:s/>Link<text:s/>which<text:s/>initiates<text:s/>an<text:s/>email<text:s/>(dependant<text:s/>on<text:s/>user's<text:s/>email<text:s/>client).</text:p>
      <text:h text:style-name="Heading_20_1_unnumbered" text:outline-level="1" text:is-list-header="true">
<text:bookmark-start text:name="OrgXref.orga43939b"/>
<text:bookmark text:name="orga43939b"/>Lists
<text:bookmark-end text:name="OrgXref.orga43939b"/></text:h>
      <text:p text:style-name="OrgSrcBlock">&lt;<text:span text:style-name="OrgSrcFontLockFunctionNameFace">ol</text:span>&gt;<text:s/>...<text:s/>&lt;/<text:span text:style-name="OrgSrcFontLockFunctionNameFace">ol</text:span>&gt;<text:tab/><text:s/><text:s/><text:s/><text:s/><text:s/><text:s/><text:s/><text:s/><text:s/><text:s/><text:s/><text:s/><text:s/><text:s/><text:s/><text:s/>Ordered<text:s/>List</text:p>
      <text:p text:style-name="OrgSrcBlock">&lt;<text:span text:style-name="OrgSrcFontLockFunctionNameFace">ul</text:span>&gt;<text:s/>...<text:s/>&lt;/<text:span text:style-name="OrgSrcFontLockFunctionNameFace">ul</text:span>&gt;<text:tab/><text:s/><text:s/><text:s/><text:s/><text:s/><text:s/><text:s/><text:s/><text:s/><text:s/><text:s/><text:s/><text:s/><text:s/><text:s/><text:s/>Un-ordered<text:s/>List</text:p>
      <text:p text:style-name="OrgSrcBlock">&lt;<text:span text:style-name="OrgSrcFontLockFunctionNameFace">li</text:span>&gt;<text:s/>...<text:s/>&lt;/<text:span text:style-name="OrgSrcFontLockFunctionNameFace">li</text:span>&gt;<text:tab/><text:s/><text:s/><text:s/><text:s/><text:s/><text:s/><text:s/><text:s/><text:s/><text:s/><text:s/><text:s/><text:s/><text:s/><text:s/><text:s/>List<text:s/>Item<text:s/>(within<text:s/>ordered<text:s/>or<text:s/>unordered)</text:p>
      <text:p text:style-name="OrgSrcBlock">&lt;<text:span text:style-name="OrgSrcFontLockFunctionNameFace">ol</text:span><text:s/><text:span text:style-name="OrgSrcFontLockVariableNameFace">type</text:span>=<text:span text:style-name="OrgSrcFontLockStringFace">"?"</text:span>&gt;<text:tab/><text:tab/><text:s/><text:s/><text:s/><text:s/><text:s/><text:s/><text:s/><text:s/><text:s/><text:s/><text:s/><text:s/><text:s/><text:s/><text:s/><text:s/>Ordered<text:s/>list<text:s/>type:<text:s/>A,<text:s/>a,<text:s/>I,<text:s/>i,<text:s/>1</text:p>
      <text:p text:style-name="OrgSrcBlock">&lt;<text:span text:style-name="OrgSrcFontLockFunctionNameFace">ol</text:span><text:s/><text:span text:style-name="OrgSrcFontLockVariableNameFace">start</text:span>=<text:span text:style-name="OrgSrcFontLockStringFace">"??"</text:span>&gt;<text:tab/><text:s/><text:s/><text:s/><text:s/><text:s/><text:s/><text:s/><text:s/><text:s/><text:s/><text:s/><text:s/><text:s/><text:s/><text:s/><text:s/>Ordered<text:s/>list<text:s/>starting<text:s/>value</text:p>
      <text:p text:style-name="OrgSrcBlock">&lt;<text:span text:style-name="OrgSrcFontLockFunctionNameFace">ul</text:span><text:s/><text:span text:style-name="OrgSrcFontLockVariableNameFace">type</text:span>=<text:span text:style-name="OrgSrcFontLockStringFace">"?"</text:span>&gt;<text:tab/><text:tab/><text:s/><text:s/><text:s/><text:s/><text:s/><text:s/><text:s/><text:s/><text:s/><text:s/><text:s/><text:s/><text:s/><text:s/><text:s/><text:s/>Unordered<text:s/>list<text:s/>bullet<text:s/>type:<text:s/>disc,<text:s/>circle,<text:s/>square</text:p>
      <text:p text:style-name="OrgSrcBlock">&lt;<text:span text:style-name="OrgSrcFontLockFunctionNameFace">li</text:span><text:s/><text:span text:style-name="OrgSrcFontLockVariableNameFace">value</text:span>=<text:span text:style-name="OrgSrcFontLockStringFace">"??"</text:span>&gt;<text:tab/><text:s/><text:s/><text:s/><text:s/><text:s/><text:s/><text:s/><text:s/><text:s/><text:s/><text:s/><text:s/><text:s/><text:s/><text:s/><text:s/>List<text:s/>Item<text:s/>Value<text:s/>(changes<text:s/>current<text:s/>and<text:s/>subsequent<text:s/>items)</text:p>
      <text:p text:style-name="OrgSrcBlock">&lt;<text:span text:style-name="OrgSrcFontLockFunctionNameFace">li</text:span><text:s/><text:span text:style-name="OrgSrcFontLockVariableNameFace">type</text:span>=<text:span text:style-name="OrgSrcFontLockStringFace">"??"</text:span>&gt;<text:tab/><text:s/><text:s/><text:s/><text:s/><text:s/><text:s/><text:s/><text:s/><text:s/><text:s/><text:s/><text:s/><text:s/><text:s/><text:s/><text:s/>List<text:s/>Item<text:s/>Type<text:s/>(changes<text:s/>only<text:s/>current<text:s/>item)</text:p>
      <text:p text:style-name="OrgSrcBlock">&lt;<text:span text:style-name="OrgSrcFontLockFunctionNameFace">dl</text:span>&gt;<text:s/>...<text:s/>&lt;/<text:span text:style-name="OrgSrcFontLockFunctionNameFace">dl</text:span>&gt;<text:tab/><text:s/><text:s/><text:s/><text:s/><text:s/><text:s/><text:s/><text:s/><text:s/><text:s/><text:s/><text:s/><text:s/><text:s/><text:s/><text:s/>Definition<text:s/>List</text:p>
      <text:p text:style-name="OrgSrcBlock">&lt;<text:span text:style-name="OrgSrcFontLockFunctionNameFace">dt</text:span>&gt;<text:s/>...<text:s/>&lt;/<text:span text:style-name="OrgSrcFontLockFunctionNameFace">dt</text:span>&gt;<text:tab/><text:s/><text:s/><text:s/><text:s/><text:s/><text:s/><text:s/><text:s/><text:s/><text:s/><text:s/><text:s/><text:s/><text:s/><text:s/><text:s/>Term<text:s/>or<text:s/>phrase<text:s/>being<text:s/>defined</text:p>
      <text:p text:style-name="OrgSrcBlockLastLine">&lt;<text:span text:style-name="OrgSrcFontLockFunctionNameFace">dd</text:span>&gt;<text:s/>...<text:s/>&lt;/<text:span text:style-name="OrgSrcFontLockFunctionNameFace">dd</text:span>&gt;<text:tab/><text:s/><text:s/><text:s/><text:s/><text:s/><text:s/><text:s/><text:s/><text:s/><text:s/><text:s/><text:s/><text:s/><text:s/><text:s/><text:s/>Detailed<text:s/>Definition<text:s/>of<text:s/>term</text:p>
      <text:h text:style-name="Heading_20_1_unnumbered" text:outline-level="1" text:is-list-header="true">
<text:bookmark-start text:name="OrgXref.orgf3d5b47"/>
<text:bookmark text:name="orgf3d5b47"/>Tables
<text:bookmark-end text:name="OrgXref.orgf3d5b47"/></text:h>
      <text:p text:style-name="OrgSrcBlock">&lt;<text:span text:style-name="OrgSrcFontLockFunctionNameFace">table</text:span>&gt;<text:s/>...<text:s/>&lt;/<text:span text:style-name="OrgSrcFontLockFunctionNameFace">table</text:span>&gt;<text:s/><text:s/><text:s/><text:s/><text:s/><text:s/><text:s/><text:s/><text:s/><text:s/><text:s/><text:s/><text:s/><text:s/><text:s/><text:s/><text:s/><text:s/>Define<text:s/>a<text:s/>Table</text:p>
      <text:p text:style-name="OrgSrcBlock">&lt;<text:span text:style-name="OrgSrcFontLockFunctionNameFace">tr</text:span>&gt;<text:s/>...<text:s/>&lt;/<text:span text:style-name="OrgSrcFontLockFunctionNameFace">tr</text:span>&gt;<text:tab/><text:s/><text:s/><text:s/><text:s/><text:s/><text:s/><text:s/><text:s/><text:s/><text:s/><text:s/><text:s/><text:s/><text:s/><text:s/><text:s/>Table<text:s/>Row<text:s/>within<text:s/>table</text:p>
      <text:p text:style-name="OrgSrcBlock">&lt;<text:span text:style-name="OrgSrcFontLockFunctionNameFace">th</text:span>&gt;<text:s/>...<text:s/>&lt;/<text:span text:style-name="OrgSrcFontLockFunctionNameFace">th</text:span>&gt;<text:tab/><text:s/><text:s/><text:s/><text:s/><text:s/><text:s/><text:s/><text:s/><text:s/><text:s/><text:s/><text:s/><text:s/><text:s/><text:s/><text:s/>Header<text:s/>Cell<text:s/>within<text:s/>table<text:s/>row</text:p>
      <text:p text:style-name="OrgSrcBlockLastLine">&lt;<text:span text:style-name="OrgSrcFontLockFunctionNameFace">td</text:span>&gt;<text:s/>...<text:s/>&lt;/<text:span text:style-name="OrgSrcFontLockFunctionNameFace">td</text:span>&gt;<text:tab/><text:s/><text:s/><text:s/><text:s/><text:s/><text:s/><text:s/><text:s/><text:s/><text:s/><text:s/><text:s/><text:s/><text:s/><text:s/><text:s/>Table<text:s/>Cell<text:s/>within<text:s/>table<text:s/>row</text:p>
      <text:h text:style-name="Heading_20_2_unnumbered" text:outline-level="2" text:is-list-header="true">
<text:bookmark-start text:name="OrgXref.org13b286e"/>
<text:bookmark text:name="org13b286e"/>&lt;table&gt; Tag Attributes:
<text:bookmark-end text:name="OrgXref.org13b286e"/></text:h>
      <text:p text:style-name="OrgSrcBlock">border=<text:span text:style-name="OrgSrcFontLockStringFace">"?"</text:span><text:tab/><text:s/><text:s/><text:s/><text:s/><text:s/><text:s/><text:s/><text:s/><text:s/><text:s/><text:s/><text:s/><text:s/><text:s/><text:s/><text:s/><text:s/><text:s/><text:s/><text:s/><text:s/><text:s/><text:s/><text:s/>Thickness<text:s/>of<text:s/>outside<text:s/>border</text:p>
      <text:p text:style-name="OrgSrcBlock">bordercolor=<text:span text:style-name="OrgSrcFontLockStringFace">"#??????"</text:span><text:s/><text:s/><text:s/><text:s/><text:s/><text:s/><text:s/><text:s/><text:s/><text:s/><text:s/><text:s/><text:s/><text:s/><text:s/><text:s/><text:s/>Border<text:s/>Colour</text:p>
      <text:p text:style-name="OrgSrcBlock">cellspacing=<text:span text:style-name="OrgSrcFontLockStringFace">"?"</text:span><text:s/><text:s/><text:s/><text:s/><text:s/><text:s/><text:s/><text:s/><text:s/><text:s/><text:s/><text:s/><text:s/><text:s/><text:s/><text:s/><text:s/><text:s/><text:s/><text:s/><text:s/><text:s/><text:s/>Space<text:s/>between<text:s/>cells<text:s/>(pixels)</text:p>
      <text:p text:style-name="OrgSrcBlock">cellpadding=<text:span text:style-name="OrgSrcFontLockStringFace">"?"</text:span><text:s/><text:s/><text:s/><text:s/><text:s/><text:s/><text:s/><text:s/><text:s/><text:s/><text:s/><text:s/><text:s/><text:s/><text:s/><text:s/><text:s/><text:s/><text:s/><text:s/><text:s/><text:s/><text:s/>Space<text:s/>between<text:s/>cell<text:s/>wall<text:s/>and<text:s/>content</text:p>
      <text:p text:style-name="OrgSrcBlock">align=<text:span text:style-name="OrgSrcFontLockStringFace">"??"</text:span><text:tab/><text:s/><text:s/><text:s/><text:s/><text:s/><text:s/><text:s/><text:s/><text:s/><text:s/><text:s/><text:s/><text:s/><text:s/><text:s/><text:s/><text:s/><text:s/><text:s/><text:s/><text:s/><text:s/><text:s/><text:s/>Horizontal<text:s/>Alignment:<text:s/>left,<text:s/>center,<text:s/>right<text:s/>(*)</text:p>
      <text:p text:style-name="OrgSrcBlock">bgcolor=<text:span text:style-name="OrgSrcFontLockStringFace">"#??????"</text:span><text:s/><text:s/><text:s/><text:s/><text:s/><text:s/><text:s/><text:s/><text:s/><text:s/><text:s/><text:s/><text:s/><text:s/><text:s/><text:s/><text:s/><text:s/><text:s/><text:s/><text:s/>Background<text:s/>Colour<text:s/>(*)</text:p>
      <text:p text:style-name="OrgSrcBlock">width=<text:span text:style-name="OrgSrcFontLockStringFace">"??"</text:span><text:tab/><text:s/><text:s/><text:s/><text:s/><text:s/><text:s/><text:s/><text:s/><text:s/><text:s/><text:s/><text:s/><text:s/><text:s/><text:s/><text:s/><text:s/><text:s/><text:s/><text:s/><text:s/><text:s/><text:s/><text:s/>Table<text:s/>Width<text:s/>(pixels<text:s/>or<text:s/>%)<text:s/>(*)</text:p>
      <text:p text:style-name="OrgSrcBlockLastLine">height=<text:span text:style-name="OrgSrcFontLockStringFace">"??"</text:span><text:tab/><text:s/><text:s/><text:s/><text:s/><text:s/><text:s/><text:s/><text:s/><text:s/><text:s/><text:s/><text:s/><text:s/><text:s/><text:s/><text:s/><text:s/><text:s/><text:s/><text:s/><text:s/><text:s/><text:s/><text:s/>Table<text:s/>Height<text:s/>(pixels<text:s/>or<text:s/>%)<text:s/>(*)</text:p>
      <text:h text:style-name="Heading_20_2_unnumbered" text:outline-level="2" text:is-list-header="true">
<text:bookmark-start text:name="OrgXref.org1bb7cc6"/>
<text:bookmark text:name="org1bb7cc6"/>&lt;td&gt; Tag Attributes:
<text:bookmark-end text:name="OrgXref.org1bb7cc6"/></text:h>
      <text:p text:style-name="OrgSrcBlock">colspan=<text:span text:style-name="OrgSrcFontLockStringFace">"?"</text:span><text:tab/><text:tab/><text:s/><text:s/><text:s/><text:s/><text:s/><text:s/><text:s/><text:s/>Number<text:s/>of<text:s/>columns<text:s/>the<text:s/>cell<text:s/>spans<text:s/>across<text:s/>(cell<text:s/>merge)</text:p>
      <text:p text:style-name="OrgSrcBlock">rowspan=<text:span text:style-name="OrgSrcFontLockStringFace">"?"</text:span><text:tab/><text:tab/><text:s/><text:s/><text:s/><text:s/><text:s/><text:s/><text:s/><text:s/>Number<text:s/>of<text:s/>row<text:s/>a<text:s/>cell<text:s/>spans<text:s/>across<text:s/>(cell<text:s/>merge)</text:p>
      <text:p text:style-name="OrgSrcBlock">width=<text:span text:style-name="OrgSrcFontLockStringFace">"??"</text:span><text:tab/><text:s/><text:s/><text:s/><text:s/><text:s/><text:s/><text:s/><text:s/><text:tab/><text:s/><text:s/><text:s/><text:s/><text:s/><text:s/><text:s/><text:s/>Cell<text:s/>Width<text:s/>(pixels<text:s/>or<text:s/>%)<text:s/>(*)</text:p>
      <text:p text:style-name="OrgSrcBlock">height=<text:span text:style-name="OrgSrcFontLockStringFace">"??"</text:span><text:tab/><text:tab/><text:s/><text:s/><text:s/><text:s/><text:s/><text:s/><text:s/><text:s/>Cell<text:s/>Height<text:s/>(pixels<text:s/>or<text:s/>%)<text:s/>(*)</text:p>
      <text:p text:style-name="OrgSrcBlock">bgcolor=<text:span text:style-name="OrgSrcFontLockStringFace">"#??????"</text:span><text:s/><text:s/><text:tab/><text:s/><text:s/><text:s/><text:s/><text:s/><text:s/><text:s/><text:s/>Background<text:s/>Colour<text:s/>(*)</text:p>
      <text:p text:style-name="OrgSrcBlock">align=<text:span text:style-name="OrgSrcFontLockStringFace">"??"</text:span><text:tab/><text:s/><text:s/><text:s/><text:s/><text:s/><text:s/><text:s/><text:s/><text:tab/><text:s/><text:s/><text:s/><text:s/><text:s/><text:s/><text:s/><text:s/>Horizontal<text:s/>Alignment:<text:s/>left,<text:s/>center,<text:s/>right<text:s/>(*)</text:p>
      <text:p text:style-name="OrgSrcBlock">valign=<text:span text:style-name="OrgSrcFontLockStringFace">"??"</text:span><text:tab/><text:tab/><text:s/><text:s/><text:s/><text:s/><text:s/><text:s/><text:s/><text:s/>Vertical<text:s/>Alignment:<text:s/>top,<text:s/>middle,<text:s/>bottom<text:s/>(*)</text:p>
      <text:p text:style-name="OrgSrcBlockLastLine">nowrap<text:tab/><text:tab/><text:s/><text:s/><text:s/><text:s/><text:s/><text:s/><text:s/><text:s/><text:s/><text:s/><text:s/><text:s/><text:s/><text:s/><text:s/><text:s/>Force<text:s/>no<text:s/>line<text:s/>breaks<text:s/>in<text:s/>a<text:s/>particular<text:s/>cell</text:p>
      <text:h text:style-name="Heading_20_1_unnumbered" text:outline-level="1" text:is-list-header="true">
<text:bookmark-start text:name="OrgXref.org7d08450"/>
<text:bookmark text:name="org7d08450"/>Frames
<text:bookmark-end text:name="OrgXref.org7d08450"/></text:h>
      <text:p text:style-name="OrgFixedWidthBlock">&lt;frameset&gt; ... &lt;/frameset&gt;<text:tab/> <text:s text:c="7"/>Define the set of Frames</text:p>
      <text:p text:style-name="OrgFixedWidthBlock">&lt;frame&gt; ... &lt;/frame&gt;<text:tab/> <text:s text:c="15"/>Define a frame within the frameset</text:p>
      <text:p text:style-name="OrgFixedWidthBlockLastLine">&lt;noframes&gt; ... &lt;/noframes&gt;<text:tab/> <text:s text:c="7"/>Unframed content (for browsers not supporting frames)</text:p>
      <text:h text:style-name="Heading_20_2_unnumbered" text:outline-level="2" text:is-list-header="true">
<text:bookmark-start text:name="OrgXref.org1b3f77c"/>
<text:bookmark text:name="org1b3f77c"/>&lt;frameset&gt; Tag Attributes:
<text:bookmark-end text:name="OrgXref.org1b3f77c"/></text:h>
      <text:p text:style-name="OrgSrcBlock">rows=<text:span text:style-name="OrgSrcFontLockStringFace">"??,??,<text:s/>..."</text:span><text:tab/><text:tab/><text:s/><text:s/><text:s/><text:s/><text:s/><text:s/><text:s/><text:s/>Define<text:s/>row<text:s/>sizes<text:s/>&amp;<text:s/>number<text:s/>of<text:s/>rows<text:s/>(size<text:s/>in<text:s/>pixels<text:s/>or<text:s/>%)</text:p>
      <text:p text:style-name="OrgSrcBlock">cols=<text:span text:style-name="OrgSrcFontLockStringFace">"??,??,<text:s/>..."</text:span><text:tab/><text:tab/><text:s/><text:s/><text:s/><text:s/><text:s/><text:s/><text:s/><text:s/>Define<text:s/>column<text:s/>sizes<text:s/>&amp;<text:s/>number<text:s/>of<text:s/>columns<text:s/>(size<text:s/>in<text:s/>pixels<text:s/>or<text:s/>%)</text:p>
      <text:p text:style-name="OrgSrcBlockLastLine">noresize=<text:span text:style-name="OrgSrcFontLockStringFace">"noresize"</text:span><text:tab/><text:tab/><text:s/><text:s/><text:s/><text:s/><text:s/><text:s/><text:s/><text:s/>User<text:s/>cannot<text:s/>resize<text:s/>any<text:s/>frames<text:s/>in<text:s/>frameset</text:p>
      <text:h text:style-name="Heading_20_2_unnumbered" text:outline-level="2" text:is-list-header="true">
<text:bookmark-start text:name="OrgXref.org0bbc7d0"/>
<text:bookmark text:name="org0bbc7d0"/>&lt;frame&gt; Tag Attributes:
<text:bookmark-end text:name="OrgXref.org0bbc7d0"/></text:h>
      <text:p text:style-name="OrgSrcBlock">src=<text:span text:style-name="OrgSrcFontLockStringFace">"url"</text:span><text:tab/><text:tab/><text:s/><text:s/><text:s/><text:s/><text:s/><text:s/><text:s/><text:s/><text:s/><text:s/><text:s/><text:s/><text:s/><text:s/><text:s/><text:s/>Location<text:s/>of<text:s/>HTML<text:s/>File<text:s/>for<text:s/>a<text:s/>frame</text:p>
      <text:p text:style-name="OrgSrcBlock">name=<text:span text:style-name="OrgSrcFontLockStringFace">"***"</text:span><text:tab/><text:tab/><text:s/><text:s/><text:s/><text:s/><text:s/><text:s/><text:s/><text:s/><text:s/><text:s/><text:s/><text:s/><text:s/><text:s/><text:s/><text:s/>Unique<text:s/>name<text:s/>of<text:s/>frame<text:s/>window</text:p>
      <text:p text:style-name="OrgSrcBlock">marginwidth=<text:span text:style-name="OrgSrcFontLockStringFace">"?"</text:span><text:tab/><text:tab/><text:s/><text:s/><text:s/><text:s/><text:s/><text:s/><text:s/><text:s/>Horizontal<text:s/>margin<text:s/>spacing<text:s/>inside<text:s/>frame<text:s/>(pixels)</text:p>
      <text:p text:style-name="OrgSrcBlock">marginheight=<text:span text:style-name="OrgSrcFontLockStringFace">"?"</text:span><text:tab/><text:tab/><text:s/><text:s/><text:s/><text:s/><text:s/><text:s/><text:s/><text:s/>Vertical<text:s/>margin<text:s/>spacing<text:s/>inside<text:s/>frame<text:s/>(pixels)</text:p>
      <text:p text:style-name="OrgSrcBlock">noresize=<text:span text:style-name="OrgSrcFontLockStringFace">"noresize"</text:span><text:tab/><text:tab/><text:s/><text:s/><text:s/><text:s/><text:s/><text:s/><text:s/><text:s/>Declare<text:s/>all<text:s/>frameset<text:s/>sizes<text:s/>as<text:s/>fixed</text:p>
      <text:p text:style-name="OrgSrcBlock">scrolling=<text:span text:style-name="OrgSrcFontLockStringFace">"***"</text:span><text:tab/><text:tab/><text:s/><text:s/><text:s/><text:s/><text:s/><text:s/><text:s/><text:s/>Can<text:s/>the<text:s/>user<text:s/>scroll<text:s/>inside<text:s/>the<text:s/>frame:<text:s/>yes,<text:s/>no,<text:s/>auto</text:p>
      <text:p text:style-name="OrgSrcBlock">frameborder=<text:span text:style-name="OrgSrcFontLockStringFace">"?"</text:span><text:tab/><text:tab/><text:s/><text:s/><text:s/><text:s/><text:s/><text:s/><text:s/><text:s/>Frame<text:s/>Border:<text:s/>(1=yes,<text:s/>2=no)</text:p>
      <text:p text:style-name="OrgSrcBlockLastLine">bordercolor=<text:span text:style-name="OrgSrcFontLockStringFace">"#??????"</text:span><text:tab/><text:s/><text:s/><text:s/><text:s/><text:s/><text:s/><text:s/><text:s/>Border<text:s/>Colour<text:s/>(*)</text:p>
      <text:h text:style-name="Heading_20_1_unnumbered" text:outline-level="1" text:is-list-header="true">
<text:bookmark-start text:name="OrgXref.org6ba42b5"/>
<text:bookmark text:name="org6ba42b5"/>Forms
<text:bookmark-end text:name="OrgXref.org6ba42b5"/></text:h>
      <text:p text:style-name="OrgSrcBlock">&lt;<text:span text:style-name="OrgSrcFontLockFunctionNameFace">form</text:span>&gt;<text:s/>...<text:s/>&lt;/<text:span text:style-name="OrgSrcFontLockFunctionNameFace">form</text:span>&gt;<text:tab/><text:s/><text:s/><text:s/><text:s/><text:s/><text:s/><text:s/><text:s/><text:s/><text:s/><text:s/><text:s/><text:s/><text:s/><text:s/><text:s/>Form<text:s/>input<text:s/>group<text:s/>decleration</text:p>
      <text:p text:style-name="OrgSrcBlock">&lt;<text:span text:style-name="OrgSrcFontLockFunctionNameFace">input</text:span>&gt;<text:s/>...<text:s/>&lt;/<text:span text:style-name="OrgSrcFontLockFunctionNameFace">input</text:span>&gt;<text:tab/><text:s/><text:s/><text:s/><text:s/><text:s/><text:s/><text:s/><text:s/><text:s/><text:s/><text:s/><text:s/><text:s/><text:s/><text:s/><text:s/>Input<text:s/>field<text:s/>within<text:s/>form</text:p>
      <text:p text:style-name="OrgSrcBlock">&lt;<text:span text:style-name="OrgSrcFontLockFunctionNameFace">select</text:span>&gt;<text:s/>...<text:s/>&lt;/<text:span text:style-name="OrgSrcFontLockFunctionNameFace">select</text:span>&gt;<text:tab/><text:s/><text:s/><text:s/><text:s/><text:s/><text:s/><text:s/><text:s/>Select<text:s/>options<text:s/>from<text:s/>drop<text:s/>down<text:s/>list</text:p>
      <text:p text:style-name="OrgSrcBlock">&lt;<text:span text:style-name="OrgSrcFontLockFunctionNameFace">option</text:span>&gt;<text:s/>...<text:s/>&lt;/<text:span text:style-name="OrgSrcFontLockFunctionNameFace">option</text:span>&gt;<text:tab/><text:s/><text:s/><text:s/><text:s/><text:s/><text:s/><text:s/><text:s/>Option<text:s/>(item)<text:s/>within<text:s/>drop<text:s/>down<text:s/>list</text:p>
      <text:p text:style-name="OrgSrcBlockLastLine">&lt;<text:span text:style-name="OrgSrcFontLockFunctionNameFace">textarea</text:span>&gt;<text:s/>...<text:s/>&lt;/<text:span text:style-name="OrgSrcFontLockFunctionNameFace">textarea</text:span>&gt;<text:tab/><text:s/><text:s/><text:s/><text:s/><text:s/><text:s/><text:s/><text:s/>Large<text:s/>area<text:s/>for<text:s/>text<text:s/>input</text:p>
      <text:h text:style-name="Heading_20_2_unnumbered" text:outline-level="2" text:is-list-header="true">
<text:bookmark-start text:name="OrgXref.orge0d29bd"/>
<text:bookmark text:name="orge0d29bd"/>&lt;form&gt; Tag Attributes:
<text:bookmark-end text:name="OrgXref.orge0d29bd"/></text:h>
      <text:p text:style-name="OrgSrcBlock">action=<text:span text:style-name="OrgSrcFontLockStringFace">"url"</text:span><text:tab/><text:tab/><text:s/><text:s/><text:s/><text:s/><text:s/><text:s/><text:s/><text:s/><text:s/><text:s/><text:s/><text:s/><text:s/><text:s/><text:s/><text:s/>URL<text:s/>of<text:s/>Form<text:s/>Script</text:p>
      <text:p text:style-name="OrgSrcBlock">method=<text:span text:style-name="OrgSrcFontLockStringFace">"***"</text:span><text:tab/><text:tab/><text:s/><text:s/><text:s/><text:s/><text:s/><text:s/><text:s/><text:s/><text:s/><text:s/><text:s/><text:s/><text:s/><text:s/><text:s/><text:s/>Method<text:s/>of<text:s/>Form:<text:s/>get,<text:s/>post</text:p>
      <text:p text:style-name="OrgSrcBlockLastLine">enctype=<text:span text:style-name="OrgSrcFontLockStringFace">"***"</text:span><text:tab/><text:s/><text:s/><text:s/><text:s/><text:s/><text:s/><text:s/><text:s/><text:s/><text:s/><text:s/><text:s/><text:s/><text:s/><text:s/><text:s/>For<text:s/>File<text:s/>Upload:<text:s/>enctype=<text:span text:style-name="OrgSrcFontLockStringFace">"multipart/form-data"</text:span></text:p>
      <text:h text:style-name="Heading_20_2_unnumbered" text:outline-level="2" text:is-list-header="true">
<text:bookmark-start text:name="OrgXref.org75e49d0"/>
<text:bookmark text:name="org75e49d0"/>&lt;input&gt; Tag Attributes:
<text:bookmark-end text:name="OrgXref.org75e49d0"/></text:h>
      <text:p text:style-name="OrgSrcBlock">type=<text:span text:style-name="OrgSrcFontLockStringFace">"***"</text:span><text:tab/><text:tab/><text:s/><text:s/><text:s/><text:s/><text:s/><text:s/><text:s/><text:s/><text:s/><text:s/><text:s/><text:s/><text:s/><text:s/><text:s/><text:s/>Input<text:s/>Field<text:s/>Type:<text:s/>text,<text:s/>password,<text:s/>checkbox,<text:s/>submit<text:s/>etc.</text:p>
      <text:p text:style-name="OrgSrcBlock">name=<text:span text:style-name="OrgSrcFontLockStringFace">"***"</text:span><text:tab/><text:tab/><text:s/><text:s/><text:s/><text:s/><text:s/><text:s/><text:s/><text:s/><text:s/><text:s/><text:s/><text:s/><text:s/><text:s/><text:s/><text:s/>Form<text:s/>Field<text:s/>Name<text:s/>(for<text:s/>form<text:s/>processing<text:s/>script)</text:p>
      <text:p text:style-name="OrgSrcBlock">value=<text:span text:style-name="OrgSrcFontLockStringFace">"***"</text:span><text:tab/><text:tab/><text:s/><text:s/><text:s/><text:s/><text:s/><text:s/><text:s/><text:s/><text:s/><text:s/><text:s/><text:s/><text:s/><text:s/><text:s/><text:s/>Value<text:s/>of<text:s/>Input<text:s/>Field</text:p>
      <text:p text:style-name="OrgSrcBlock">size=<text:span text:style-name="OrgSrcFontLockStringFace">"***"</text:span><text:tab/><text:tab/><text:s/><text:s/><text:s/><text:s/><text:s/><text:s/><text:s/><text:s/><text:s/><text:s/><text:s/><text:s/><text:s/><text:s/><text:s/><text:s/>Field<text:s/>Size</text:p>
      <text:p text:style-name="OrgSrcBlock">maxlength=<text:span text:style-name="OrgSrcFontLockStringFace">"?"</text:span><text:tab/><text:s/><text:s/><text:s/><text:s/><text:s/><text:s/><text:s/><text:s/><text:s/><text:s/><text:s/><text:s/><text:s/><text:s/><text:s/><text:s/>Maximum<text:s/>Length<text:s/>of<text:s/>Input<text:s/>Field<text:s/>Data</text:p>
      <text:p text:style-name="OrgSrcBlockLastLine">checked<text:tab/><text:tab/><text:s/><text:s/><text:s/><text:s/><text:s/><text:s/><text:s/><text:s/><text:s/><text:s/><text:s/><text:s/><text:s/><text:s/><text:s/><text:s/>Mark<text:s/>selected<text:s/>field<text:s/>in<text:s/>radio<text:s/>button<text:s/>group<text:s/>or<text:s/>checkbox</text:p>
      <text:h text:style-name="Heading_20_2_unnumbered" text:outline-level="2" text:is-list-header="true">
<text:bookmark-start text:name="OrgXref.orgb376a20"/>
<text:bookmark text:name="orgb376a20"/>&lt;select&gt; Tag Attributes:
<text:bookmark-end text:name="OrgXref.orgb376a20"/></text:h>
      <text:p text:style-name="OrgSrcBlock">name=<text:span text:style-name="OrgSrcFontLockStringFace">"***"</text:span><text:tab/><text:tab/><text:s/><text:s/><text:s/><text:s/><text:s/><text:s/><text:s/><text:s/><text:s/><text:s/><text:s/><text:s/><text:s/><text:s/><text:s/><text:s/>Drop<text:s/>Down<text:s/>Combo-Box<text:s/>Name<text:s/>(for<text:s/>form<text:s/>processing<text:s/>script)</text:p>
      <text:p text:style-name="OrgSrcBlock">size=<text:span text:style-name="OrgSrcFontLockStringFace">"?"</text:span><text:tab/><text:tab/><text:s/><text:s/><text:s/><text:s/><text:s/><text:s/><text:s/><text:s/><text:s/><text:s/><text:s/><text:s/><text:s/><text:s/><text:s/><text:s/>Number<text:s/>of<text:s/>selectable<text:s/>options</text:p>
      <text:p text:style-name="OrgSrcBlockLastLine">multiple<text:tab/><text:tab/><text:s/><text:s/><text:s/><text:s/><text:s/><text:s/><text:s/><text:s/><text:s/><text:s/><text:s/><text:s/><text:s/><text:s/><text:s/><text:s/>Allow<text:s/>multiple<text:s/>selections</text:p>
      <text:h text:style-name="Heading_20_2_unnumbered" text:outline-level="2" text:is-list-header="true">
<text:bookmark-start text:name="OrgXref.org5f1e2ed"/>
<text:bookmark text:name="org5f1e2ed"/>&lt;option&gt; Tag Attributes:
<text:bookmark-end text:name="OrgXref.org5f1e2ed"/></text:h>
      <text:p text:style-name="OrgSrcBlock">value=<text:span text:style-name="OrgSrcFontLockStringFace">"***"</text:span><text:tab/><text:tab/><text:s/><text:s/><text:s/><text:s/><text:s/><text:s/><text:s/><text:s/><text:s/><text:s/><text:s/><text:s/><text:s/><text:s/><text:s/><text:s/>Option<text:s/>Value</text:p>
      <text:p text:style-name="OrgSrcBlockLastLine">selected<text:tab/><text:tab/><text:s/><text:s/><text:s/><text:s/><text:s/><text:s/><text:s/><text:s/><text:s/><text:s/><text:s/><text:s/><text:s/><text:s/><text:s/><text:s/>Set<text:s/>option<text:s/>as<text:s/>default<text:s/>selected<text:s/>option</text:p>
      <text:h text:style-name="Heading_20_2_unnumbered" text:outline-level="2" text:is-list-header="true">
<text:bookmark-start text:name="OrgXref.orgbdb800f"/>
<text:bookmark text:name="orgbdb800f"/>&lt;textarea&gt; Tag Attributes:
<text:bookmark-end text:name="OrgXref.orgbdb800f"/></text:h>
      <text:p text:style-name="OrgSrcBlock">name=<text:span text:style-name="OrgSrcFontLockStringFace">"***"</text:span><text:tab/><text:tab/><text:s/><text:s/><text:s/><text:s/><text:s/><text:s/><text:s/><text:s/><text:s/><text:s/><text:s/><text:s/><text:s/><text:s/><text:s/><text:s/>Text<text:s/>Area<text:s/>Name<text:s/>(for<text:s/>form<text:s/>processing<text:s/>script)</text:p>
      <text:p text:style-name="OrgSrcBlock">rows=<text:span text:style-name="OrgSrcFontLockStringFace">"?"</text:span><text:tab/><text:tab/><text:s/><text:s/><text:s/><text:s/><text:s/><text:s/><text:s/><text:s/><text:s/><text:s/><text:s/><text:s/><text:s/><text:s/><text:s/><text:s/>Number<text:s/>of<text:s/>rows<text:s/>of<text:s/>text<text:s/>shown</text:p>
      <text:p text:style-name="OrgSrcBlock">cols=<text:span text:style-name="OrgSrcFontLockStringFace">"?"</text:span><text:tab/><text:tab/><text:s/><text:s/><text:s/><text:s/><text:s/><text:s/><text:s/><text:s/><text:s/><text:s/><text:s/><text:s/><text:s/><text:s/><text:s/><text:s/>Number<text:s/>of<text:s/>columns<text:s/>(characters<text:s/>per<text:s/>rows)</text:p>
      <text:p text:style-name="OrgSrcBlockLastLine">wrap=<text:span text:style-name="OrgSrcFontLockStringFace">"***"</text:span><text:tab/><text:tab/><text:s/><text:s/><text:s/><text:s/><text:s/><text:s/><text:s/><text:s/><text:s/><text:s/><text:s/><text:s/><text:s/><text:s/><text:s/><text:s/>Word<text:s/>Wrapping:<text:s/>off,<text:s/>hard,<text:s/>soft</text:p>
      <text:h text:style-name="Heading_20_1_unnumbered" text:outline-level="1" text:is-list-header="true">
<text:bookmark-start text:name="OrgXref.org63d2e51"/>
<text:bookmark text:name="org63d2e51"/>Special Characters
<text:bookmark-end text:name="OrgXref.org63d2e51"/></text:h>
      <text:p text:style-name="OrgSrcBlock"><text:span text:style-name="OrgSrcFontLockVariableNameFace">&amp;lt;</text:span><text:tab/><text:s/>&lt;<text:s/><text:s/><text:s/><text:s/>-<text:s/>Less-Than<text:s/>Symbol</text:p>
      <text:p text:style-name="OrgSrcBlock"><text:span text:style-name="OrgSrcFontLockVariableNameFace">&amp;gt;</text:span><text:tab/><text:s/>&gt;<text:s/><text:s/><text:s/><text:s/>-<text:s/>Greater-Than<text:s/>Symbol</text:p>
      <text:p text:style-name="OrgSrcBlock"><text:span text:style-name="OrgSrcFontLockVariableNameFace">&amp;amp;</text:span><text:tab/><text:s/>&amp;<text:s/><text:s/><text:s/><text:s/>-<text:s/>Ampersand,<text:s/>or<text:s/>'and'<text:s/>sign</text:p>
      <text:p text:style-name="OrgSrcBlock"><text:span text:style-name="OrgSrcFontLockVariableNameFace">&amp;quot;</text:span><text:s/>"<text:s/><text:s/><text:s/><text:s/>-<text:s/>Quotation<text:s/>Mark</text:p>
      <text:p text:style-name="OrgSrcBlock"><text:span text:style-name="OrgSrcFontLockVariableNameFace">&amp;copy;</text:span><text:s/>©<text:s/><text:s/><text:s/><text:s/>-<text:s/>Copyright<text:s/>Symbol</text:p>
      <text:p text:style-name="OrgSrcBlock"><text:span text:style-name="OrgSrcFontLockVariableNameFace">&amp;trade;</text:span>™<text:s/><text:s/><text:s/><text:s/>-<text:s/>Trademark<text:s/>Symbol</text:p>
      <text:p text:style-name="OrgSrcBlockLastLine"><text:span text:style-name="OrgSrcFontLockVariableNameFace">&amp;nbsp;</text:span><text:s/>-<text:s/><text:s/><text:s/><text:s/>A<text:s/>space<text:s/>(non-breaking<text:s/>space)</text:p>
      <text:h text:style-name="Heading_20_1_unnumbered" text:outline-level="1" text:is-list-header="true">
<text:bookmark-start text:name="OrgXref.orgad12372"/>
<text:bookmark text:name="orgad12372"/>Miscellaneous Tags
<text:bookmark-end text:name="OrgXref.orgad12372"/></text:h>
      <text:p text:style-name="OrgSrcBlock"><text:span text:style-name="OrgSrcFontLockCommentDelimiterFace">&lt;</text:span><text:span text:style-name="OrgSrcFontLockCommentDelimiterFace">!--<text:s/></text:span><text:span text:style-name="OrgSrcFontLockCommentFace">...<text:s/></text:span><text:span text:style-name="OrgSrcFontLockCommentDelimiterFace">--</text:span><text:span text:style-name="OrgSrcFontLockCommentDelimiterFace">&gt;</text:span><text:tab/><text:s/><text:s/><text:s/><text:s/><text:s/><text:s/><text:s/><text:s/><text:s/><text:s/><text:s/><text:s/><text:s/><text:s/><text:s/><text:s/><text:s/><text:s/><text:s/><text:s/><text:s/><text:s/><text:s/><text:s/><text:s/>Comment<text:s/>within<text:s/>HTML<text:s/>source<text:s/>code</text:p>
      <text:p text:style-name="OrgSrcBlock"><text:span text:style-name="OrgSrcFontLockStringFace">&lt;</text:span><text:span text:style-name="OrgSrcFontLockStringFace">!DOCTYPE<text:s/>html<text:s/>...<text:s/></text:span><text:span text:style-name="OrgSrcFontLockStringFace">&gt;</text:span><text:tab/><text:s/><text:s/><text:s/><text:s/><text:s/><text:s/><text:s/><text:s/><text:s/><text:s/><text:s/><text:s/><text:s/><text:s/><text:s/><text:s/><text:s/>Document<text:s/>Type<text:s/>Definition<text:s/>(wiki)</text:p>
      <text:p text:style-name="OrgSrcBlock">&lt;<text:span text:style-name="OrgSrcFontLockFunctionNameFace">meta</text:span>&gt;<text:s/>...<text:s/>&lt;/<text:span text:style-name="OrgSrcFontLockFunctionNameFace">meta</text:span>&gt;<text:tab/><text:s/><text:s/><text:s/><text:s/><text:s/><text:s/><text:s/><text:s/><text:s/><text:s/><text:s/><text:s/><text:s/><text:s/><text:s/><text:s/><text:s/>META<text:s/>information<text:s/>tag</text:p>
      <text:p text:style-name="OrgSrcBlock">&lt;<text:span text:style-name="OrgSrcFontLockFunctionNameFace">meta</text:span>&gt;<text:s/><text:s/><text:s/><text:s/><text:s/><text:s/><text:s/><text:s/><text:s/><text:s/><text:s/><text:s/><text:s/><text:s/><text:s/><text:s/><text:s/><text:s/><text:s/><text:s/><text:s/><text:s/><text:s/><text:s/><text:s/><text:s/><text:s/><text:s/><text:s/><text:s/><text:s/><text:s/><text:s/>Tag<text:s/>Attributes:<text:tab/><text:s/></text:p>
      <text:p text:style-name="OrgSrcBlock"><text:span text:style-name="OrgSrcFontLockVariableNameFace">name</text:span>="***"<text:tab/><text:s/><text:s/><text:s/><text:s/><text:s/><text:s/><text:s/><text:s/><text:s/><text:s/><text:s/><text:s/><text:s/><text:s/><text:s/><text:s/><text:s/><text:s/><text:s/><text:s/><text:s/><text:s/><text:s/><text:s/><text:s/>Meta<text:s/>name:<text:s/>description,<text:s/>keywords,<text:s/>author</text:p>
      <text:p text:style-name="OrgSrcBlock"><text:span text:style-name="OrgSrcFontLockVariableNameFace">http-equiv</text:span>="***"<text:tab/><text:s/><text:s/><text:s/><text:s/><text:s/><text:s/><text:s/><text:s/><text:s/><text:s/><text:s/><text:s/><text:s/><text:s/><text:s/><text:s/><text:s/>HTTP<text:s/>Equivalent<text:s/>Info:<text:s/>title,<text:s/>etc.</text:p>
      <text:p text:style-name="OrgSrcBlock"><text:span text:style-name="OrgSrcFontLockVariableNameFace">content</text:span>="***"<text:tab/><text:s/><text:s/><text:s/><text:s/><text:s/><text:s/><text:s/><text:s/><text:s/><text:s/><text:s/><text:s/><text:s/><text:s/><text:s/><text:s/><text:s/><text:s/><text:s/><text:s/><text:s/><text:s/><text:s/><text:s/><text:s/>Information<text:s/>content</text:p>
      <text:p text:style-name="OrgSrcBlock">&lt;<text:span text:style-name="OrgSrcFontLockFunctionNameFace">link</text:span>&gt;<text:tab/><text:s/><text:s/><text:s/><text:s/><text:s/><text:s/><text:s/><text:s/><text:s/><text:s/><text:s/><text:s/><text:s/><text:s/><text:s/><text:s/><text:s/><text:s/><text:s/><text:s/><text:s/><text:s/><text:s/><text:s/><text:s/>LINK<text:s/>content<text:s/>relationship<text:s/>tag</text:p>
      <text:p text:style-name="OrgSrcBlock">&lt;<text:span text:style-name="OrgSrcFontLockFunctionNameFace">link</text:span>&gt;<text:s/><text:s/><text:s/><text:s/><text:s/><text:s/><text:s/><text:s/><text:s/><text:s/><text:s/><text:s/><text:s/><text:s/><text:s/><text:s/><text:s/><text:s/><text:s/><text:s/><text:s/><text:s/><text:s/><text:s/><text:s/><text:s/><text:s/><text:s/><text:s/><text:s/><text:s/><text:s/><text:s/>Tag<text:s/>Attributes:<text:tab/><text:s/></text:p>
      <text:p text:style-name="OrgSrcBlock"><text:span text:style-name="OrgSrcFontLockVariableNameFace">rel</text:span>="***"<text:tab/><text:s/><text:s/><text:s/><text:s/><text:s/><text:s/><text:s/><text:s/><text:s/><text:s/><text:s/><text:s/><text:s/><text:s/><text:s/><text:s/><text:s/><text:s/><text:s/><text:s/><text:s/><text:s/><text:s/><text:s/><text:s/>Type<text:s/>of<text:s/>forward<text:s/>relationship</text:p>
      <text:p text:style-name="OrgSrcBlock"><text:span text:style-name="OrgSrcFontLockVariableNameFace">http</text:span>="url"<text:tab/><text:s/><text:s/><text:s/><text:s/><text:s/><text:s/><text:s/><text:s/><text:s/><text:s/><text:s/><text:s/><text:s/><text:s/><text:s/><text:s/><text:s/><text:s/><text:s/><text:s/><text:s/><text:s/><text:s/><text:s/><text:s/>Location<text:s/>(URL)<text:s/>of<text:s/>object<text:s/>or<text:s/>file<text:s/>being<text:s/>linked</text:p>
      <text:p text:style-name="OrgSrcBlock"><text:span text:style-name="OrgSrcFontLockVariableNameFace">type</text:span>="***"<text:tab/><text:s/><text:s/><text:s/><text:s/><text:s/><text:s/><text:s/><text:s/><text:s/><text:s/><text:s/><text:s/><text:s/><text:s/><text:s/><text:s/><text:s/><text:s/><text:s/><text:s/><text:s/><text:s/><text:s/><text:s/><text:s/>Type<text:s/>of<text:s/>object<text:s/>or<text:s/>file,<text:s/>eg:<text:s/>text/css</text:p>
      <text:p text:style-name="OrgSrcBlockLastLine"><text:span text:style-name="OrgSrcFontLockVariableNameFace">title</text:span>="***"<text:tab/><text:s/><text:s/><text:s/><text:s/><text:s/><text:s/><text:s/><text:s/><text:s/><text:s/><text:s/><text:s/><text:s/><text:s/><text:s/><text:s/><text:s/><text:s/><text:s/><text:s/><text:s/><text:s/><text:s/><text:s/><text:s/>Link<text:s/>title<text:s/>(optional)</text:p>
      <text:p text:style-name="OrgSrcBlockLastLine"/>
      <text:h text:style-name="Heading_20_1_unnumbered" text:outline-level="1" text:is-list-header="true">
<text:bookmark-start text:name="OrgXref.org23d267b"/>
<text:bookmark text:name="org23d267b"/>Body Background &amp; Colours
<text:bookmark-end text:name="OrgXref.org23d267b"/></text:h>
      <text:list text:style-name="OrgBulletedList" text:continue-numbering="false">
        <text:list-item>
          <text:p text:style-name="Text_20_body">&lt;body&gt; Tag Attributes:	 
</text:p>
          <text:p text:style-name="OrgSrcBlock">background=<text:span text:style-name="OrgSrcFontLockStringFace">"url"</text:span><text:tab/><text:s/><text:s/><text:s/><text:s/><text:s/><text:s/><text:s/><text:s/><text:s/><text:s/><text:s/><text:s/><text:s/><text:s/><text:s/><text:s/><text:s/>Background<text:s/>Image<text:s/>(*)</text:p>
          <text:p text:style-name="OrgSrcBlock">bgcolor=<text:span text:style-name="OrgSrcFontLockStringFace">"#??????"</text:span><text:s/><text:tab/><text:s/><text:s/><text:s/><text:s/><text:s/><text:s/><text:s/><text:s/><text:s/><text:s/><text:s/><text:s/><text:s/><text:s/><text:s/><text:s/><text:s/>Background<text:s/>Colour<text:s/>(*)</text:p>
          <text:p text:style-name="OrgSrcBlock">text=<text:span text:style-name="OrgSrcFontLockStringFace">"#??????"</text:span><text:s/><text:tab/><text:s/><text:s/><text:s/><text:s/><text:s/><text:s/><text:s/><text:s/><text:s/><text:s/><text:s/><text:s/><text:s/><text:s/><text:s/><text:s/><text:s/>Document<text:s/>Text<text:s/>Colour<text:s/>(*)</text:p>
          <text:p text:style-name="OrgSrcBlock">link=<text:span text:style-name="OrgSrcFontLockStringFace">"#??????"</text:span><text:s/><text:tab/><text:s/><text:s/><text:s/><text:s/><text:s/><text:s/><text:s/><text:s/><text:s/><text:s/><text:s/><text:s/><text:s/><text:s/><text:s/><text:s/><text:s/>Link<text:s/>Colour<text:s/>(*)</text:p>
          <text:p text:style-name="OrgSrcBlock">vlink=<text:span text:style-name="OrgSrcFontLockStringFace">"#??????"</text:span><text:s/><text:tab/><text:s/><text:s/><text:s/><text:s/><text:s/><text:s/><text:s/><text:s/><text:s/><text:s/><text:s/><text:s/><text:s/><text:s/><text:s/><text:s/><text:s/>Visited<text:s/>Link<text:s/>Colour<text:s/>(*)</text:p>
          <text:p text:style-name="OrgSrcBlock">alink=<text:span text:style-name="OrgSrcFontLockStringFace">"#??????"</text:span><text:s/><text:tab/><text:s/><text:s/><text:s/><text:s/><text:s/><text:s/><text:s/><text:s/><text:s/><text:s/><text:s/><text:s/><text:s/><text:s/><text:s/><text:s/><text:s/>Active<text:s/>Link<text:s/>Colour<text:s/>(*)</text:p>
          <text:p text:style-name="OrgSrcBlock">bgproperties=<text:span text:style-name="OrgSrcFontLockStringFace">"fixed"</text:span><text:s/><text:s/><text:s/><text:s/><text:s/><text:s/><text:s/><text:s/><text:s/><text:s/><text:s/><text:s/><text:s/><text:s/><text:s/><text:s/><text:s/><text:s/>Background<text:s/>Properties<text:s/>-<text:s/><text:span text:style-name="OrgSrcFontLockStringFace">"Fixed"</text:span><text:s/>=<text:s/>non-scrolling<text:s/>watermark<text:s/>(*)</text:p>
          <text:p text:style-name="OrgSrcBlock">leftmargin=<text:span text:style-name="OrgSrcFontLockStringFace">"?"</text:span><text:s/><text:tab/><text:s/><text:s/><text:s/><text:s/><text:s/><text:s/><text:s/><text:s/><text:s/><text:s/><text:s/><text:s/><text:s/><text:s/><text:s/><text:s/><text:s/>Side<text:s/>Margin<text:s/>Size<text:s/>in<text:s/>Pixels<text:s/>(Internet<text:s/>Explorer)<text:s/>(*)</text:p>
          <text:p text:style-name="OrgSrcBlockLastLine">topmargin=<text:span text:style-name="OrgSrcFontLockStringFace">"?"</text:span><text:s/><text:tab/><text:s/><text:s/><text:s/><text:s/><text:s/><text:s/><text:s/><text:s/><text:s/><text:s/><text:s/><text:s/><text:s/><text:s/><text:s/><text:s/><text:s/>Top<text:s/>Margin<text:s/>Size<text:s/>in<text:s/>Pixels<text:s/>(Internet<text:s/>Explorer)<text:s/>(*)</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282c34" fo:padding="0.049cm" fo:border="0.51pt solid #000000" style:shadow="none">
        <style:background-image/>
      </style:paragraph-properties>
      <style:text-properties fo:color="#5b6268"/>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5b6268"/>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dcaeea"/>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c678dd"/>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bbc2cf"/>
    </style:style>
    <style:style style:name="OrgSrcBlock" style:family="paragraph" style:parent-style-name="Preformatted_20_Text">
      <style:paragraph-properties fo:background-color="#282c34" fo:padding="0.049cm" fo:border="0.51pt solid #000000" style:shadow="none">
        <style:background-image/>
      </style:paragraph-properties>
      <style:text-properties fo:color="#98be6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he NEXUS, SJCET</dc:creator>
    <meta:initial-creator>The NEXUS, SJCET</meta:initial-creator>
    <dc:date>2018-11-20T23:18:57</dc:date>
    <meta:creation-date>2018-11-20T23:18:57</meta:creation-date>
    <meta:generator>Emacs 26.1 (Org mode 9.1.9)</meta:generator>
    <meta:keyword/>
    <dc:subject/>
    <dc:title>Basic HTML Tags</dc:title>
  </office:meta>
</office:document-meta>
</file>